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wa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but the ship was still functional. </text:p>
      <text:p text:style-name="P2"/>
      <text:p text:style-name="P2">The two torpedo's were so close when they fired. The huge clumsy turbo lasers were too slow to catch them this close. And missiles couldn't be fired this close,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text:s/></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19T07:46:19.67</dc:date>
    <dc:creator>Blake Stanger</dc:creator>
    <meta:editing-duration>P4DT8H21M18S</meta:editing-duration>
    <meta:editing-cycles>330</meta:editing-cycles>
    <meta:generator>OpenOffice/4.1.11$Win32 OpenOffice.org_project/4111m1$Build-9808</meta:generator>
    <meta:document-statistic meta:table-count="0" meta:image-count="0" meta:object-count="0" meta:page-count="43" meta:paragraph-count="398" meta:word-count="23952" meta:character-count="132008"/>
  </office:meta>
</office:document-meta>
</file>